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Showcard_Gothic_1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adornments="Standard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Calibri Light" svg:font-family="'Calibri Light'" style:font-adornments="Fett" style:font-family-generic="swiss" style:font-pitch="variable"/>
    <style:font-face style:name="Calibri Light1" svg:font-family="'Calibri Light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>
      <svg:font-face-src>
        <svg:font-face-uri xlink:href="Fonts/Font_Showcard_Gothic_1.ttf" xlink:type="simple" loext:font-style="normal" loext:font-weight="normal">
          <svg:font-face-format svg:string="truetype"/>
        </svg:font-face-uri>
      </svg:font-face-src>
    </style:font-face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paragraph-properties fo:text-align="center" style:justify-single-word="false"/>
      <style:text-properties officeooo:rsid="0253204f" officeooo:paragraph-rsid="01f362da"/>
    </style:style>
    <style:style style:name="P2" style:family="paragraph" style:parent-style-name="Title">
      <style:paragraph-properties fo:text-align="center" style:justify-single-word="false"/>
      <style:text-properties style:font-name="Showcard Gothic" officeooo:rsid="0253204f" officeooo:paragraph-rsid="01f362da"/>
    </style:style>
    <style:style style:name="P3" style:family="paragraph" style:parent-style-name="Footnote">
      <style:text-properties officeooo:paragraph-rsid="01f43ed4"/>
    </style:style>
    <style:style style:name="P4" style:family="paragraph" style:parent-style-name="Heading_20_1">
      <style:text-properties officeooo:rsid="01f59db5" officeooo:paragraph-rsid="01f59db5"/>
    </style:style>
    <style:style style:name="P5" style:family="paragraph" style:parent-style-name="Heading_20_2">
      <style:text-properties officeooo:paragraph-rsid="01f59db5"/>
    </style:style>
    <style:style style:name="P6" style:family="paragraph" style:parent-style-name="Heading_20_2">
      <style:text-properties officeooo:rsid="01f59db5" officeooo:paragraph-rsid="01f59db5"/>
    </style:style>
    <style:style style:name="P7" style:family="paragraph" style:parent-style-name="Text_20_body">
      <style:text-properties officeooo:rsid="01c80e11" officeooo:paragraph-rsid="01f59db5"/>
    </style:style>
    <style:style style:name="P8" style:family="paragraph" style:parent-style-name="Text_20_body">
      <style:text-properties officeooo:paragraph-rsid="01f59db5"/>
    </style:style>
    <style:style style:name="P9" style:family="paragraph" style:parent-style-name="Text_20_body">
      <style:text-properties officeooo:rsid="01f59db5" officeooo:paragraph-rsid="01f59db5"/>
    </style:style>
    <style:style style:name="T1" style:family="text">
      <style:text-properties style:font-name="Calibri" fo:font-size="9pt" officeooo:rsid="0168f702"/>
    </style:style>
    <style:style style:name="T2" style:family="text">
      <style:text-properties style:font-name="Calibri" fo:font-size="9pt" officeooo:rsid="01f3ce81"/>
    </style:style>
    <style:style style:name="T3" style:family="text">
      <style:text-properties style:font-name="Calibri" fo:font-size="9pt" officeooo:rsid="01f43ed4"/>
    </style:style>
    <style:style style:name="T4" style:family="text">
      <style:text-properties officeooo:rsid="0168f702"/>
    </style:style>
    <style:style style:name="T5" style:family="text">
      <style:text-properties officeooo:rsid="01f1554a"/>
    </style:style>
    <style:style style:name="T6" style:family="text">
      <style:text-properties officeooo:rsid="01ef1d9b"/>
    </style:style>
    <style:style style:name="T7" style:family="text">
      <style:text-properties officeooo:rsid="01c01566"/>
    </style:style>
    <style:style style:name="T8" style:family="text">
      <style:text-properties officeooo:rsid="01f362da"/>
    </style:style>
    <style:style style:name="T9" style:family="text">
      <style:text-properties officeooo:rsid="01f43ed4"/>
    </style:style>
    <style:style style:name="T10" style:family="text">
      <style:text-properties officeooo:rsid="01f4aa26"/>
    </style:style>
    <style:style style:name="T11" style:family="text">
      <style:text-properties officeooo:rsid="01f59d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RUS</text:p>
      <text:p text:style-name="P1"><text:span text:style-name="T5">Cheat Sheet</text:span><text:span text:style-name="T7"><text:note text:id="ftn1" text:note-class="footnote"><text:note-citation>1</text:note-citation><text:note-body><text:p text:style-name="Footnote"><text:tab/><text:span text:style-name="T6">Zur Nomenklatur : Handbuch Version h.m.n.x korrespondiert mit Software-Version h.m.n und ist die x.te Text-Iteration passend zu dieser Software-Version.</text:span></text:p></text:note-body></text:note></text:span></text:p>
      <text:p text:style-name="Text_20_body"/>
      <text:h text:style-name="P4" text:outline-level="1">AD57 BootLoader</text:h>
      <text:h text:style-name="P6" text:outline-level="2">No Cheat</text:h>
      <text:p text:style-name="P8">Wenn <text:span text:style-name="T5">während des Einschaltvorgangs </text:span><text:span text:style-name="T11">KEINE Taste gedrückt gehalten wird, testet der BootLoader, ob das im oberen Adressraum residierende Image eine intakte Applikation ist. Wenn es intakt ist, startet er diese Applikation.</text:span></text:p>
      <text:p text:style-name="P9">Wenn die Applikation nicht intakt ist, springt der BootLoader in die interaktive Ladeprozedur, d.h. der Benutzer muss das zu ladende EXE aussuchen.</text:p>
      <text:h text:style-name="Heading_20_2" text:outline-level="2">Cheat 1</text:h>
      <text:p text:style-name="P8">Wenn <text:span text:style-name="T5">während des Einschaltvorgangs Button </text:span><text:span text:style-name="T11">5</text:span><text:span text:style-name="T5"> gedrückt ist, wird </text:span><text:span text:style-name="T11">der BootLoader gezwungen, die interaktive Ladeprozedur zu starten, d.h. der Benutzer muss das zu ladende EXE aussuchen.</text:span></text:p>
      <text:p text:style-name="P8"/>
      <text:h text:style-name="Heading_20_2" text:outline-level="2">Cheat 2</text:h>
      <text:p text:style-name="P8">Wenn <text:span text:style-name="T5">während des Vario-Einschaltvorgangs Button </text:span><text:span text:style-name="T11">4</text:span><text:span text:style-name="T5"> gedrückt ist, wird </text:span><text:span text:style-name="T11">der BootLoader gezwungen, ohne davor geschalteten Test, <text:s/>die im oberen Adressraum residierende Applikation zu starten, eventuell mit desaströsen Folgen. Dieser Cheat ist nur im Entwicklungskontext sinnvoll.</text:span></text:p>
      <text:p text:style-name="P7"/>
      <text:h text:style-name="P4" text:outline-level="1">Vario FrontEnd</text:h>
      <text:h text:style-name="P6" text:outline-level="2">No Cheat</text:h>
      <text:p text:style-name="P8">Wenn <text:span text:style-name="T5">während des Einschaltvorgangs </text:span><text:span text:style-name="T11">KEINE Taste gedrückt gehalten wird, startet die Variometer-Applikation auf Basis der im EEProm gespeicherten </text:span><text:span text:style-name="T5">Konfigurationsdaten </text:span><text:span text:style-name="T11">oder, wenn keine geeigneter EEProm-Inhalt gefunden wird, mit der </text:span><text:span text:style-name="T5">Fabrik-Einstellungen der Konfigurationsdaten</text:span><text:span text:style-name="T11">. </text:span><text:span text:style-name="T8">D</text:span><text:span text:style-name="T11">er </text:span><text:span text:style-name="T8">EEProm-</text:span><text:span text:style-name="T11">Inhalt wird </text:span><text:span text:style-name="T10">überschrieben.</text:span></text:p>
      <text:h text:style-name="P5" text:outline-level="2">Cheat 1</text:h>
      <text:p text:style-name="P8">Wenn <text:span text:style-name="T5">während des Vario-Einschaltvorgangs Button </text:span><text:span text:style-name="T9">4</text:span><text:span text:style-name="T5"> gedrückt ist, </text:span><text:span text:style-name="T11">startet die Variometer-Applikation </text:span><text:span text:style-name="T5">mit den Fabrik-Einstellungen der Konfigurationsdaten. </text:span><text:span text:style-name="T8">Die im EEProm-gespeicherten Konfigurationsdaten werden nicht beachtet, </text:span><text:span text:style-name="T10">aber überschrieben.</text:span></text:p>
      <text:h text:style-name="P5" text:outline-level="2"><text:soft-page-break/>Cheat 2</text:h>
      <text:p text:style-name="P8">Wenn <text:span text:style-name="T5">während des Vario-Einschaltvorgangs Button </text:span><text:span text:style-name="T9">3</text:span><text:span text:style-name="T5"> gedrückt ist, wird erzwungen, dass das LogBook gelöscht wird.</text:span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adornments="Standard" style:font-family-generic="swiss" style:font-pitch="variable"/>
    <style:font-face style:name="Calibri Light" svg:font-family="'Calibri Light'" style:font-adornments="Fett" style:font-family-generic="swiss" style:font-pitch="variable"/>
    <style:font-face style:name="Calibri Light1" svg:font-family="'Calibri Light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.199cm" fo:text-indent="0cm" style:auto-text-indent="false"/>
      <style:text-properties style:font-name="Calibri" fo:font-family="Calibri" style:font-style-name="Standard" style:font-family-generic="swiss" style:font-pitch="variable"/>
    </style:style>
    <style:style style:name="Footnote" style:family="paragraph" style:parent-style-name="Standard" style:class="extra" style:master-page-name="">
      <style:paragraph-properties fo:margin-left="0cm" fo:margin-right="0cm" fo:margin-top="0.101cm" fo:margin-bottom="0.101cm" style:contextual-spacing="true" fo:text-align="start" style:justify-single-word="false" fo:text-indent="0cm" style:auto-text-indent="false" style:page-number="auto" text:number-lines="false" text:line-number="0">
        <style:tab-stops>
          <style:tab-stop style:position="0.499cm"/>
        </style:tab-stops>
      </style:paragraph-properties>
      <style:text-properties fo:font-size="9pt" style:letter-kerning="true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 Light1" fo:font-family="'Calibri Light'" style:font-style-name="Standard" style:font-family-generic="swiss" style:font-pitch="variable" fo:font-size="14pt" fo:font-weight="250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049cm" fo:margin-bottom="0.049cm" style:contextual-spacing="false" fo:line-height="100%" fo:text-align="start" style:justify-single-word="false" fo:orphans="2" fo:widows="2" fo:text-indent="0cm" style:auto-text-indent="false" style:page-number="auto"/>
      <style:text-properties style:font-name="Calibri" fo:font-family="Calibri" style:font-style-name="Standard" style:font-family-generic="swiss" style:font-pitch="variable" fo:font-size="11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.4cm" fo:margin-top="0.423cm" fo:margin-bottom="0.212cm" style:contextual-spacing="false" fo:text-indent="0cm" style:auto-text-indent="false"/>
      <style:text-properties style:font-name="Calibri Light" fo:font-family="'Calibri Light'" style:font-style-name="Fett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 Light" fo:font-family="'Calibri Light'" style:font-style-name="Fett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auto-update="true" style:class="extra" style:master-page-name="">
      <style:paragraph-properties fo:margin-top="0.4cm" fo:margin-bottom="0.4cm" style:contextual-spacing="tru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note">
      <style:text-properties officeooo:paragraph-rsid="01f43ed4"/>
    </style:style>
    <style:style style:name="MT1" style:family="text">
      <style:text-properties style:font-name="Calibri" fo:font-size="9pt" officeooo:rsid="0168f702"/>
    </style:style>
    <style:style style:name="MT2" style:family="text">
      <style:text-properties style:font-name="Calibri" fo:font-size="9pt" officeooo:rsid="01f3ce81"/>
    </style:style>
    <style:style style:name="MT3" style:family="text">
      <style:text-properties style:font-name="Calibri" fo:font-size="9pt" officeooo:rsid="01f43ed4"/>
    </style:style>
    <style:style style:name="MT4" style:family="text">
      <style:text-properties officeooo:rsid="0168f702"/>
    </style:style>
    <style:page-layout style:name="Mpm1">
      <style:page-layout-properties fo:page-width="21.001cm" fo:page-height="29.7cm" style:num-format="1" style:print-orientation="portrait" fo:margin-top="1.401cm" fo:margin-bottom="1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opacity="5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201cm" fo:margin-left="0cm" fo:margin-right="0cm" fo:margin-top="0.101cm" fo:border-top="0.06pt solid #000000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file-name text:display="name-and-extension">LARUS_FrontEnd_Cheat_Sheet.odt</text:file-name><text:s text:c="4"/><text:span text:style-name="MT1">V</text:span><text:span text:style-name="MT2">1.</text:span><text:span text:style-name="MT3">5</text:span><text:span text:style-name="MT2">.</text:span><text:span text:style-name="MT3">18</text:span><text:span text:style-name="MT2">.1<text:tab/></text:span><text:span text:style-name="MT3">06.11</text:span><text:span text:style-name="MT2">.2022</text:span><text:span text:style-name="MT4"> <text:s text:c="16"/>Horst Rupp</text:span><text:tab/><text:tab/><text:span text:style-name="MT4">1</text:span> / <text:page-count>2</text:page-count></text:p>
      </style:foot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</style:master-page>
    <style:master-page style:name="Left_20_Page" style:display-name="Left Page" style:page-layout-name="Mpm3" draw:style-name="Mdp2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2" style:next-style-name="Left_20_Page">
      <style:header>
        <text:p text:style-name="Header"/>
      </style:header>
    </style:master-page>
    <style:master-page style:name="Envelope" style:page-layout-name="Mpm5" draw:style-name="Mdp2">
      <style:header>
        <text:p text:style-name="Header"/>
      </style:header>
    </style:master-page>
    <style:master-page style:name="Index" style:page-layout-name="Mpm2" draw:style-name="Mdp2">
      <style:header>
        <text:p text:style-name="Header"/>
      </style:header>
    </style:master-page>
    <style:master-page style:name="HTML" style:page-layout-name="Mpm6" draw:style-name="Mdp2">
      <style:header>
        <text:p text:style-name="Header"/>
      </style:header>
    </style:master-page>
    <style:master-page style:name="Footnote" style:page-layout-name="Mpm7" draw:style-name="Mdp2">
      <style:header>
        <text:p text:style-name="Header"/>
      </style:header>
    </style:master-page>
    <style:master-page style:name="Endnote" style:page-layout-name="Mpm7" draw:style-name="Mdp2">
      <style:header>
        <text:p text:style-name="Header"/>
      </style:header>
    </style:master-page>
    <style:master-page style:name="Landscape" style:page-layout-name="Mpm8" draw:style-name="Mdp2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06T14:46:34.064000000</dc:date>
    <meta:editing-duration>P1DT22H49M43S</meta:editing-duration>
    <meta:editing-cycles>141</meta:editing-cycles>
    <meta:generator>LibreOffice/7.3.2.2$Windows_X86_64 LibreOffice_project/49f2b1bff42cfccbd8f788c8dc32c1c309559be0</meta:generator>
    <dc:creator>Horst Rupp</dc:creator>
    <meta:document-statistic meta:table-count="0" meta:image-count="0" meta:object-count="0" meta:page-count="2" meta:paragraph-count="19" meta:word-count="243" meta:character-count="1857" meta:non-whitespace-character-count="1603"/>
  </office:meta>
</office:document-meta>
</file>